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08000000F27A581806.png" manifest:media-type="image/png"/>
  <manifest:file-entry manifest:full-path="Pictures/10000000000004D1000000F64834ADD3.png" manifest:media-type="image/png"/>
  <manifest:file-entry manifest:full-path="Pictures/10000000000003B80000029110075C34.png" manifest:media-type="image/png"/>
  <manifest:file-entry manifest:full-path="Pictures/100000000000022C000001393F2D782B.png" manifest:media-type="image/png"/>
  <manifest:file-entry manifest:full-path="Pictures/10000000000002EA0000027504754686.png" manifest:media-type="image/png"/>
  <manifest:file-entry manifest:full-path="Pictures/10000000000002E900000273942D4623.png" manifest:media-type="image/png"/>
  <manifest:file-entry manifest:full-path="Pictures/1000000000000157000001740B031E84.png" manifest:media-type="image/png"/>
  <manifest:file-entry manifest:full-path="Pictures/10000000000002EB00000270C5CB4994.png" manifest:media-type="image/png"/>
  <manifest:file-entry manifest:full-path="Pictures/100000000000046900000314CEB8497F.png" manifest:media-type="image/png"/>
  <manifest:file-entry manifest:full-path="Pictures/10000000000005000000046402276EE9.png" manifest:media-type="image/png"/>
  <manifest:file-entry manifest:full-path="Pictures/100000000000046800000319189E4E85.png" manifest:media-type="image/png"/>
  <manifest:file-entry manifest:full-path="Pictures/10000000000002E60000027297EC9FD7.png" manifest:media-type="image/png"/>
  <manifest:file-entry manifest:full-path="Pictures/10000000000002E6000002766A55690A.png" manifest:media-type="image/png"/>
  <manifest:file-entry manifest:full-path="Pictures/10000000000001FC0000022F1D0145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2pt" style:font-size-asian="12pt" style:font-size-complex="12pt"/>
    </style:style>
    <style:style style:name="P2" style:family="paragraph" style:parent-style-name="Preformatted_20_Text">
      <style:text-properties fo:font-size="12pt" officeooo:rsid="0007ce75" officeooo:paragraph-rsid="0007ce75" style:font-size-asian="12pt" style:font-size-complex="12pt"/>
    </style:style>
    <style:style style:name="P3" style:family="paragraph" style:parent-style-name="Header">
      <style:paragraph-properties fo:text-align="end" style:justify-single-word="false"/>
      <style:text-properties officeooo:rsid="001195f2" officeooo:paragraph-rsid="001195f2"/>
    </style:style>
    <style:style style:name="P4" style:family="paragraph" style:parent-style-name="Preformatted_20_Text">
      <style:text-properties fo:font-size="12pt" officeooo:rsid="0007ce75" officeooo:paragraph-rsid="0007ce75" style:font-size-asian="12pt" style:font-size-complex="12pt"/>
    </style:style>
    <style:style style:name="P5" style:family="paragraph" style:parent-style-name="Text_20_body">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ext:p>
      <text:p text:style-name="P1"/>
      <text:p text:style-name="P2"/>
      <text:p text:style-name="P2"/>
      <text:p text:style-name="P2"><draw:frame draw:style-name="fr5" draw:name="Imagen10" text:anchor-type="char" svg:width="17cm" svg:height="3.39cm" draw:z-index="7"><draw:image xlink:href="Pictures/10000000000004D1000000F64834ADD3.png" xlink:type="simple" xlink:show="embed" xlink:actuate="onLoad" draw:mime-type="image/png"/></draw:frame></text:p>
      <text:p text:style-name="P2"><draw:frame draw:style-name="fr1" draw:name="Imagen3" text:anchor-type="char" svg:x="-0.032cm" svg:y="0cm" svg:width="17cm" svg:height="11.732cm" draw:z-index="0"><draw:image xlink:href="Pictures/10000000000003B80000029110075C34.png" xlink:type="simple" xlink:show="embed" xlink:actuate="onLoad" draw:mime-type="image/png"/></draw:frame></text:p>
      <text:p text:style-name="P2"><text:s/></text:p>
      <text:p text:style-name="P2"><draw:frame draw:style-name="fr4" draw:name="Imagen4" text:anchor-type="char" svg:width="17cm" svg:height="14.928cm" draw:z-index="1"><draw:image xlink:href="Pictures/10000000000005000000046402276EE9.png" xlink:type="simple" xlink:show="embed" xlink:actuate="onLoad" draw:mime-type="image/png"/></draw:frame><draw:frame draw:style-name="fr1" draw:name="Imagen6" text:anchor-type="char" svg:x="8.872cm" svg:y="15.023cm" svg:width="9.767cm" svg:height="8.234cm" draw:z-index="3"><draw:image xlink:href="Pictures/10000000000002EA0000027504754686.png" xlink:type="simple" xlink:show="embed" xlink:actuate="onLoad" draw:mime-type="image/png"/></draw:frame><text:soft-page-break/><text:s/><draw:frame draw:style-name="fr1" draw:name="Imagen5" text:anchor-type="char" svg:x="-0.534cm" svg:y="15.339cm" svg:width="9.409cm" svg:height="7.918cm" draw:z-index="2"><draw:image xlink:href="Pictures/10000000000002E900000273942D4623.png" xlink:type="simple" xlink:show="embed" xlink:actuate="onLoad" draw:mime-type="image/png"/></draw:frame></text:p>
      <text:p text:style-name="P2"><text:s/></text:p>
      <text:p text:style-name="P2"><text:s/></text:p>
      <text:p text:style-name="P2"/>
      <text:p text:style-name="P2"/>
      <text:p text:style-name="P2"><text:soft-page-break/></text:p>
      <text:p text:style-name="P2"/>
      <text:p text:style-name="P2"><draw:frame draw:style-name="fr1" draw:name="Imagen7" text:anchor-type="char" svg:x="-0.743cm" svg:y="0.037cm" svg:width="8.879cm" svg:height="7.417cm" draw:z-index="4"><draw:image xlink:href="Pictures/10000000000002EB00000270C5CB4994.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text:s/></text:p>
      <text:p text:style-name="P2"/>
      <text:p text:style-name="P2"/>
      <text:p text:style-name="P2"><text:s/></text:p>
      <text:p text:style-name="P2"/>
      <text:p text:style-name="P2"/>
      <text:p text:style-name="P2"><draw:frame draw:style-name="fr3" draw:name="Imagen8" text:anchor-type="char" svg:x="-0.564cm" svg:y="0.116cm" svg:width="12.485cm" svg:height="8.777cm" draw:z-index="5"><draw:image xlink:href="Pictures/100000000000046800000319189E4E85.png" xlink:type="simple" xlink:show="embed" xlink:actuate="onLoad" draw:mime-type="image/png"/><draw:contour-polygon svg:width="1125px" svg:height="789px" svg:viewBox="0 0 1125 789" draw:points="1126,1 1126,2 1126,3 1126,4 1126,5 1126,6 1126,7 21,8 20,9 19,10 18,11 17,12 17,13 17,14 18,15 19,16 19,17 19,18 18,19 17,20 17,21 17,22 17,23 16,24 15,25 14,26 14,27 14,28 14,29 14,30 14,31 14,32 15,33 1126,34 1126,35 1126,36 1126,37 1126,38 1126,39 1126,40 1126,41 1126,42 1126,43 1126,44 1126,45 1126,46 1126,47 1126,48 1126,49 1126,50 1126,51 1126,52 1126,53 39,54 18,55 17,56 17,57 16,58 16,59 16,60 15,61 15,62 15,63 14,64 14,65 13,66 13,67 13,68 13,69 231,70 229,71 229,72 229,73 230,74 1126,75 1126,76 1,77 1,78 1,79 1,80 117,81 72,82 71,83 71,84 71,85 17,86 15,87 14,88 13,89 12,90 11,91 10,92 9,93 8,94 7,95 6,96 5,97 5,98 6,99 7,100 7,101 8,102 10,103 10,104 11,105 13,106 13,107 15,108 16,109 53,110 71,111 117,112 1126,113 1126,114 1126,115 1126,116 1126,117 1126,118 1126,119 1126,120 1126,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126,756 1126,757 1126,758 1126,759 1126,760 1126,761 1126,762 1126,763 1126,764 1126,765 1126,766 1126,767 1126,768 1126,769 1126,770 1126,771 1126,772 1126,773 1126,774 1126,775 1126,776 1126,777 1126,778 1126,779 1126,780 1126,781 1126,782 1126,783 1126,784 1126,785 1126,786 1126,787 1,788 258,789 1,790 1126,790 1126,789 1126,788 1126,787 1126,786 1126,785 1126,784 1126,783 1126,782 1126,781 1126,780 1126,779 1126,778 1126,777 1126,776 1126,775 1126,774 1126,773 1126,772 1126,771 1126,770 1126,769 1126,768 1126,767 1126,766 1126,765 1126,764 1126,763 1126,762 1126,761 1126,760 1126,759 1126,758 1126,757 1126,756 1126,755 1126,754 1126,753 1126,752 1126,751 1126,750 1126,749 1126,748 1126,747 1126,746 1126,745 1126,744 1126,743 1126,742 1126,741 1126,740 1126,739 1126,738 1126,737 1126,736 1126,735 1126,734 1126,733 1126,732 1126,731 1126,730 1126,729 1126,728 1126,727 1126,726 1126,725 1126,724 1126,723 1126,722 1126,721 1126,720 1126,719 1126,718 1126,717 1126,716 1126,715 1126,714 1126,713 1126,712 1126,711 1126,710 1126,709 1126,708 1126,707 1126,706 1126,705 1126,704 1126,703 1126,702 1126,701 1126,700 1126,699 1126,698 1126,697 1126,696 1126,695 1126,694 1126,693 1126,692 1126,691 1126,690 1126,689 1126,688 1126,687 1126,686 1126,685 1126,684 1126,683 1126,682 1126,681 1126,680 1126,679 1126,678 1126,677 1126,676 1126,675 1126,674 1126,673 1126,672 1126,671 1126,670 1126,669 1126,668 1126,667 1126,666 1126,665 1126,664 1126,663 1126,662 1126,661 1126,660 1126,659 1126,658 1126,657 1126,656 1126,655 1126,654 1126,653 1126,652 1126,651 1126,650 1126,649 1126,648 1126,647 1126,646 1126,645 1126,644 1126,643 1126,642 1126,641 1126,640 1126,639 1126,638 1126,637 1126,636 1126,635 1126,634 1126,633 1126,632 1126,631 1126,630 1126,629 1126,628 1126,627 1126,626 1126,625 1126,624 1126,623 1126,622 1126,621 1126,620 1126,619 1126,618 1126,617 1126,616 1126,615 1126,614 1126,613 1126,612 1126,611 1126,610 1126,609 1126,608 1126,607 1126,606 1126,605 1126,604 1126,603 1126,602 1126,601 1126,600 1126,599 1126,598 1126,597 1126,596 1126,595 1126,594 1126,593 1126,592 1126,591 1126,590 1126,589 1126,588 1126,587 1126,586 1126,585 1126,584 1126,583 1126,582 1126,581 1126,580 1126,579 1126,578 1126,577 1126,576 1126,575 1126,574 1126,573 1126,572 1126,571 1126,570 1126,569 1126,568 1126,567 1126,566 1126,565 1126,564 1126,563 1126,562 1126,561 1126,560 1126,559 1126,558 1126,557 1126,556 1126,555 1126,554 1126,553 1126,552 1126,551 1126,550 1126,549 1126,548 1126,547 1126,546 1126,545 1126,544 1126,543 1126,542 1126,541 1126,540 1126,539 1126,538 1126,537 1126,536 1126,535 1126,534 1126,533 1126,532 1126,531 1126,530 1126,529 1126,528 1126,527 1126,526 1126,525 1126,524 1126,523 1126,522 1126,521 1126,520 1126,519 1126,518 1126,517 1126,516 1126,515 1126,514 1126,513 1126,512 1126,511 1126,510 1126,509 1126,508 1126,507 1126,506 1126,505 1126,504 1126,503 1126,502 1126,501 1126,500 1126,499 1126,498 1126,497 1126,496 1126,495 1126,494 1126,493 1126,492 1126,491 1126,490 1126,489 1126,488 1126,487 1126,486 1126,485 1126,484 1126,483 1126,482 1126,481 1126,480 1126,479 1126,478 1126,477 1126,476 1126,475 1126,474 1126,473 1126,472 1126,471 1126,470 1126,469 1126,468 1126,467 1126,466 1126,465 1126,464 1126,463 1126,462 1126,461 1126,460 1126,459 1126,458 1126,457 1126,456 1126,455 1126,454 1126,453 1126,452 1126,451 1126,450 1126,449 1126,448 1126,447 1126,446 1126,445 1126,444 1126,443 1126,442 1126,441 1126,440 1126,439 1126,438 1126,437 1126,436 1126,435 1126,434 1126,433 1126,432 1126,431 1126,430 1126,429 1126,428 1126,427 1126,426 1126,425 1126,424 1126,423 1126,422 1126,421 1126,420 1126,419 1126,418 1126,417 1126,416 1126,415 1126,414 1126,413 1126,412 1126,411 1126,410 1126,409 1126,408 1126,407 1126,406 1126,405 1126,404 1126,403 1126,402 1126,401 1126,400 1126,399 1126,398 1126,397 1126,396 1126,395 1126,394 1126,393 1126,392 1126,391 1126,390 1126,389 1126,388 1126,387 1126,386 1126,385 1126,384 1126,383 1126,382 1126,381 1126,380 1126,379 1126,378 1126,377 1126,376 1126,375 1126,374 1126,373 1126,372 1126,371 1126,370 1126,369 1126,368 1126,367 1126,366 1126,365 1126,364 1126,363 1126,362 1126,361 1126,360 1126,359 1126,358 1126,357 1126,356 1126,355 1126,354 1126,353 1126,352 1126,351 1126,350 1126,349 1126,348 1126,347 1126,346 1126,345 1126,344 1126,343 1126,342 1126,341 1126,340 1126,339 1126,338 1126,337 1126,336 1126,335 1126,334 1126,333 1126,332 1126,331 1126,330 1126,329 1126,328 1126,327 1126,326 1126,325 1126,324 1126,323 1126,322 1126,321 1126,320 1126,319 1126,318 1126,317 1126,316 1126,315 1126,314 1126,313 1126,312 1126,311 1126,310 1126,309 1126,308 1126,307 1126,306 1126,305 1126,304 1126,303 1126,302 1126,301 1126,300 1126,299 1126,298 1126,297 1126,296 1126,295 1126,294 1126,293 1126,292 1126,291 1126,290 1126,289 1126,288 1126,287 1126,286 1126,285 1126,284 1126,283 1126,282 1126,281 1126,280 1126,279 1126,278 1126,277 1126,276 1126,275 1126,274 1126,273 1126,272 1126,271 1126,270 1126,269 1126,268 1126,267 1126,266 1126,265 1126,264 1126,263 1126,262 1126,261 1126,260 1126,259 1126,258 1126,257 1126,256 1126,255 1126,254 1126,253 1126,252 1126,251 1126,250 1126,249 1126,248 1126,247 1126,246 1126,245 1126,244 1126,243 1126,242 1126,241 1126,240 1126,239 1126,238 1126,237 1126,236 1126,235 1126,234 1126,233 1126,232 1126,231 1126,230 1126,229 1126,228 1126,227 1126,226 1126,225 1126,224 1126,223 1126,222 1126,221 1126,220 1126,219 1126,218 1126,217 1126,216 1126,215 1126,214 1126,213 1126,212 1126,211 1126,210 1126,209 1126,208 1126,207 1126,206 1126,205 1126,204 1126,203 1126,202 1126,201 1126,200 1126,199 1126,198 1126,197 1126,196 1126,195 1126,194 1126,193 1126,192 1126,191 1126,190 1126,189 1126,188 1126,187 1126,186 1126,185 1126,184 1126,183 1126,182 1126,181 1126,180 1126,179 1126,178 1126,177 1126,176 1126,175 1126,174 1126,173 1126,172 1126,171 1126,170 1126,169 1126,168 1126,167 1126,166 1126,165 1126,164 1126,163 1126,162 1126,161 1126,160 1126,159 1126,158 1126,157 1126,156 1126,155 1126,154 1126,153 1126,152 1126,151 1126,150 1126,149 1126,148 1126,147 1126,146 1126,145 1126,144 1126,143 1126,142 1126,141 1126,140 1126,139 1126,138 1126,137 1126,136 1126,135 1126,134 1126,133 1126,132 1126,131 1126,130 1126,129 1126,128 1126,127 1126,126 1126,125 1126,124 1126,123 1126,122 1126,121 1126,120 1126,119 1126,118 1126,117 1126,116 1126,115 1126,114 1126,113 1126,112 1126,111 1126,110 1126,109 1126,108 1126,107 1126,106 1126,105 1126,104 1126,103 1126,102 1126,101 1126,100 1126,99 1126,98 1126,97 1126,96 1126,95 1126,94 1126,93 1126,92 1126,91 1126,90 1126,89 1126,88 1126,87 1126,86 1126,85 1126,84 1126,83 1126,82 1126,81 1126,80 1126,79 1126,78 1126,77 1126,76 1126,75 1126,74 1126,73 1126,72 1126,71 1126,70 1126,69 1126,68 1126,67 1126,66 1126,65 1126,64 1126,63 1126,62 1126,61 1126,60 1126,59 1126,58 1126,57 1126,56 1126,55 1126,54 1126,53 1126,52 1126,51 1126,50 1126,49 1126,48 1126,47 1126,46 1126,45 1126,44 1126,43 1126,42 1126,41 1126,40 1126,39 1126,38 1126,37 1126,36 1126,35 1126,34 1126,33 1126,32 1126,31 1126,30 1126,29 1126,28 1126,27 1126,26 1126,25 1126,24 1126,23 1126,22 1126,21 1126,20 1126,19 1126,18 1126,17 1126,16 1126,15 1126,14 1126,13 1126,12 1126,11 1126,10 1126,9 1126,8 1126,7 1126,6 1126,5 1126,4 1126,3 1126,2" draw:recreate-on-edit="true"/></draw:frame></text:p>
      <text:p text:style-name="P2"/>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n9" text:anchor-type="char" svg:x="-0.513cm" svg:y="0.074cm" svg:width="12.453cm" svg:height="8.691cm" draw:z-index="6"><draw:image xlink:href="Pictures/100000000000046900000314CEB8497F.png" xlink:type="simple" xlink:show="embed" xlink:actuate="onLoad" draw:mime-type="image/png"/><draw:contour-polygon svg:width="1126px" svg:height="784px" svg:viewBox="0 0 1126 784" draw:points="2,1 2,2 2,3 2,4 2,5 2,6 2,7 2,8 2,9 2,10 2,11 2,12 2,13 2,14 2,15 2,16 2,17 1,18 1,19 1,20 1,21 1,22 1,23 1,24 1,25 2,26 1,27 1,28 1,29 1,30 2,31 2,32 2,33 2,34 2,35 2,36 2,37 2,38 2,39 2,40 2,41 2,42 2,43 2,44 2,45 2,46 2,47 2,48 2,49 2,50 2,51 1,52 1,53 1,54 1,55 2,56 1,57 1,58 2,59 2,60 2,61 2,62 2,63 2,64 2,65 2,66 2,67 1,68 1,69 2,70 2,71 2,72 2,73 2,74 2,75 2,76 2,77 2,78 1,79 1,80 2,81 2,82 2,83 2,84 2,85 2,86 2,87 2,88 2,89 2,90 2,91 2,92 2,93 2,94 2,95 1,96 1,97 1,98 1,99 2,100 2,101 2,102 2,103 2,104 1,105 1,106 1,107 1,108 2,109 2,110 2,111 2,112 2,113 2,114 2,115 2,116 2,117 1,118 1,119 1,120 1,121 1,122 1,123 1,124 1,125 1,126 1,127 1,128 1,129 1,130 1,131 2,132 2,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2,756 2,757 2,758 2,759 2,760 2,761 2,762 2,763 2,764 2,765 2,766 2,767 2,768 2,769 2,770 2,771 2,772 2,773 2,774 2,775 2,776 2,777 2,778 2,779 2,780 2,781 2,782 2,783 2,784 2,785 2,785 2,784 2,783 2,782 2,781 2,780 2,779 2,778 2,777 2,776 2,775 2,774 2,773 2,772 2,771 2,770 2,769 2,768 2,767 2,766 2,765 2,764 2,763 2,762 2,761 2,760 2,759 2,758 2,757 355,756 356,755 361,754 363,753 364,752 364,751 364,750 364,749 364,748 364,747 364,746 364,745 364,744 364,743 364,742 364,741 364,740 364,739 364,738 364,737 364,736 364,735 364,734 364,733 364,732 364,731 364,730 364,729 364,728 364,727 364,726 364,725 364,724 1087,723 1087,722 1087,721 1087,720 1087,719 1087,718 1087,717 1087,716 1087,715 1087,714 1087,713 1087,712 1087,711 1087,710 1087,709 1087,708 1087,707 1087,706 1087,705 1087,704 1087,703 1087,702 1087,701 1087,700 1087,699 1087,698 1087,697 1087,696 1087,695 1087,694 1087,693 1087,692 1087,691 1087,690 1087,689 1087,688 1087,687 1087,686 1087,685 1087,684 1087,683 1087,682 1087,681 1087,680 1087,679 1087,678 1087,677 1087,676 1087,675 1087,674 1087,673 1087,672 1087,671 1087,670 1087,669 1087,668 1087,667 1087,666 1087,665 1087,664 1087,663 1087,662 1087,661 1087,660 1087,659 1087,658 1087,657 1087,656 1087,655 1087,654 1087,653 1087,652 1087,651 1087,650 1087,649 1087,648 1087,647 1087,646 1087,645 1087,644 1087,643 1087,642 1087,641 1087,640 1087,639 1087,638 1087,637 1087,636 1087,635 1087,634 1087,633 1087,632 1087,631 1087,630 1087,629 1087,628 1087,627 1087,626 1087,625 1087,624 1087,623 1087,622 1087,621 1087,620 1087,619 1087,618 1087,617 1087,616 1087,615 1087,614 1087,613 1087,612 1087,611 1087,610 1087,609 1087,608 1087,607 1087,606 1087,605 1087,604 1087,603 1087,602 1087,601 1087,600 1087,599 1087,598 1087,597 1087,596 1087,595 1087,594 1087,593 1087,592 1087,591 1087,590 1087,589 1087,588 1087,587 1087,586 1087,585 1087,584 1087,583 1087,582 1087,581 1087,580 1087,579 1087,578 1087,577 1087,576 1087,575 1087,574 1087,573 1087,572 1087,571 1087,570 1087,569 1087,568 1087,567 1087,566 1087,565 1087,564 1087,563 1087,562 1087,561 1087,560 1087,559 1087,558 1087,557 1087,556 1087,555 1087,554 1087,553 1087,552 1087,551 1087,550 1087,549 1087,548 1087,547 1087,546 1087,545 1087,544 1087,543 1087,542 1087,541 1087,540 1087,539 1087,538 1087,537 1087,536 1087,535 1087,534 1087,533 1087,532 1087,531 1087,530 1087,529 1087,528 1087,527 1087,526 1087,525 1087,524 1087,523 1087,522 1087,521 1087,520 1087,519 1087,518 1087,517 1087,516 1087,515 1087,514 1087,513 1087,512 1087,511 1087,510 1087,509 1087,508 1087,507 1087,506 1087,505 1087,504 1087,503 1087,502 1087,501 1087,500 1087,499 1087,498 1087,497 1087,496 1087,495 1087,494 1087,493 1087,492 1087,491 1087,490 1087,489 1087,488 1087,487 1087,486 1087,485 1087,484 1087,483 1087,482 1087,481 1087,480 1087,479 1087,478 1087,477 1087,476 1087,475 1087,474 1087,473 1087,472 1087,471 1087,470 1087,469 1087,468 1087,467 1087,466 1087,465 1087,464 1087,463 1087,462 1087,461 1087,460 1087,459 1087,458 1087,457 1087,456 1087,455 1087,454 1087,453 1087,452 1087,451 1087,450 1087,449 1087,448 1087,447 1087,446 1087,445 1087,444 1087,443 1087,442 1087,441 1087,440 1087,439 1087,438 1087,437 1087,436 1087,435 1087,434 1087,433 1087,432 1087,431 1087,430 1087,429 1087,428 1087,427 1087,426 1087,425 1087,424 1087,423 1087,422 1087,421 1087,420 1087,419 1087,418 1087,417 1087,416 1087,415 1087,414 1087,413 1087,412 1087,411 1087,410 1087,409 1087,408 1087,407 1087,406 1087,405 1087,404 1087,403 1087,402 1087,401 1087,400 1087,399 1087,398 1087,397 1087,396 1087,395 1087,394 1087,393 1087,392 1087,391 1087,390 1087,389 1087,388 1087,387 1087,386 1087,385 1087,384 1087,383 1087,382 1087,381 1087,380 1087,379 1087,378 1087,377 1087,376 1087,375 1087,374 1087,373 1087,372 1087,371 1087,370 1087,369 1087,368 1087,367 1087,366 1087,365 1087,364 1087,363 1087,362 1087,361 1087,360 1087,359 1087,358 1087,357 1087,356 1087,355 1087,354 1087,353 1087,352 1087,351 1087,350 1087,349 1087,348 1087,347 1087,346 1087,345 1087,344 1087,343 1087,342 1087,341 1087,340 1087,339 1087,338 1087,337 1087,336 1087,335 1087,334 1087,333 1087,332 1087,331 1087,330 1087,329 1087,328 1087,327 1087,326 1087,325 1087,324 1087,323 1087,322 1087,321 1087,320 1087,319 1087,318 1087,317 1087,316 1087,315 1087,314 1087,313 1087,312 1087,311 1087,310 1087,309 1087,308 1087,307 1087,306 1087,305 1087,304 1087,303 1087,302 1087,301 1087,300 1087,299 1087,298 1087,297 1087,296 1087,295 1087,294 1087,293 1087,292 1087,291 1087,290 1087,289 1087,288 1087,287 1087,286 1087,285 1087,284 1087,283 1087,282 1087,281 1087,280 1087,279 1087,278 1087,277 1087,276 1087,275 1087,274 1087,273 1087,272 1087,271 1087,270 1087,269 1087,268 1087,267 1087,266 1087,265 1087,264 1087,263 1087,262 1087,261 1087,260 1087,259 1087,258 1087,257 1087,256 1087,255 1087,254 1087,253 1087,252 1087,251 1087,250 1087,249 1087,248 1087,247 1087,246 1087,245 1087,244 1087,243 1087,242 1087,241 1087,240 1087,239 1087,238 1087,237 1087,236 1087,235 1087,234 1087,233 1087,232 1087,231 1087,230 1087,229 1087,228 1087,227 1087,226 1087,225 1087,224 1087,223 1087,222 1087,221 1087,220 1087,219 1087,218 1087,217 1087,216 1087,215 1087,214 1087,213 1087,212 1087,211 1087,210 1087,209 1087,208 1087,207 1087,206 1087,205 1087,204 1087,203 1087,202 1087,201 1087,200 1087,199 1087,198 1087,197 1087,196 1087,195 1087,194 1087,193 1087,192 1087,191 1087,190 1087,189 1087,188 1087,187 1087,186 1087,185 1087,184 1087,183 1087,182 1087,181 1087,180 1087,179 1087,178 1087,177 1087,176 1087,175 1087,174 1087,173 1087,172 1087,171 1087,170 1087,169 1087,168 1087,167 1087,166 1087,165 1087,164 1087,163 1087,162 1087,161 1087,160 1087,159 1087,158 1087,157 1087,156 1087,155 1087,154 1087,153 1087,152 1087,151 1087,150 1087,149 1087,148 1087,147 1087,146 1087,145 1087,144 1087,143 1087,142 1087,141 1087,140 1087,139 1087,138 1087,137 1087,136 1087,135 1087,134 1087,133 1087,132 1087,131 1087,130 1087,129 1087,128 1127,127 1127,126 1127,125 1127,124 1127,123 1087,122 1087,121 1087,120 1087,119 1087,118 1087,117 1087,116 1087,115 1087,114 1087,113 1087,112 1087,111 1087,110 1087,109 1087,108 1087,107 1087,106 1087,105 1087,104 1087,103 1087,102 1087,101 1087,100 1087,99 1087,98 1087,97 1087,96 1087,95 1087,94 1087,93 1087,92 1087,91 389,90 389,89 388,88 387,87 317,86 316,85 285,84 285,83 154,82 1127,81 1127,80 1127,79 1127,78 2,77 2,76 236,75 237,74 238,73 238,72 238,71 271,70 271,69 271,68 271,67 271,66 271,65 271,64 271,63 271,62 271,61 270,60 262,59 262,58 262,57 262,56 261,55 2,54 2,53 2,52 2,51 2,50 2,49 2,48 2,47 2,46 2,45 2,44 2,43 2,42 2,41 2,40 2,39 2,38 2,37 2,36 2,35 35,34 35,33 35,32 35,31 1103,30 1103,29 1103,28 1102,27 1101,26 1100,25 1099,24 1098,23 1097,22 1098,21 1099,20 1100,19 1101,18 1102,17 1103,16 1103,15 1103,14 31,13 30,12 29,11 28,10 27,9 2,8 2,7 2,6 2,5 2,4 2,3 2,2" draw:recreate-on-edit="true"/></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text:s/></text:p>
      <text:p text:style-name="P2"><draw:frame draw:style-name="fr2" draw:name="Imagen1" text:anchor-type="char" svg:x="-0.557cm" svg:y="-0.757cm" svg:width="9.237cm" svg:height="7.793cm" draw:z-index="8"><draw:image xlink:href="Pictures/10000000000002E60000027297EC9FD7.png" xlink:type="simple" xlink:show="embed" xlink:actuate="onLoad" draw:mime-type="image/png"/><draw:contour-polygon svg:width="739px" svg:height="616px" svg:viewBox="0 0 739 616" draw:points="709,7 709,8 12,9 12,10 11,11 11,12 10,13 10,14 10,15 9,16 9,17 8,18 8,19 8,20 7,21 7,22 7,23 85,24 85,25 85,26 85,27 676,47 674,48 673,49 673,50 673,51 673,52 673,53 673,54 673,55 69,56 30,57 29,58 29,59 29,60 29,61 29,62 29,63 29,64 29,65 29,66 29,67 29,68 29,69 29,70 30,71 248,72 248,73 249,74 673,75 673,76 673,77 170,78 140,79 62,80 62,81 62,82 62,83 62,84 62,85 62,86 62,87 62,88 62,89 62,90 62,91 63,92 64,93 187,94 187,95 188,96 673,97 673,98 673,99 673,100 673,101 673,102 673,103 673,104 673,105 673,106 673,107 673,108 673,109 673,110 673,111 673,112 673,113 674,114 676,115 677,116 681,117 685,118 688,119 692,120 1,132 1,133 739,134 1,135 249,156 95,157 49,158 48,159 48,160 48,161 48,162 48,163 48,164 48,165 48,166 48,167 48,168 48,169 48,170 49,171 60,172 267,173 267,174 66,186 63,187 62,188 61,189 60,190 60,191 59,192 59,193 59,194 59,195 59,196 59,197 60,198 60,199 61,200 62,201 63,202 65,203 87,209 87,210 86,211 86,212 86,213 86,214 86,215 86,216 86,217 86,218 86,219 86,220 86,221 86,222 86,223 86,224 86,225 86,226 86,227 86,228 86,229 86,230 86,231 86,232 86,233 86,234 86,235 86,236 86,237 86,238 86,239 86,240 86,241 86,242 86,243 86,244 87,245 87,246 343,255 97,256 88,257 87,258 87,259 87,260 87,261 87,262 87,263 87,264 87,265 87,266 87,267 87,268 87,269 87,270 89,271 212,272 212,273 387,274 108,277 108,278 108,279 108,280 88,281 87,282 87,283 87,284 87,285 87,286 87,287 87,288 87,289 87,290 87,291 89,292 262,293 262,294 264,295 376,318 225,319 89,320 88,321 87,322 87,323 87,324 87,325 87,326 88,327 89,328 88,329 87,330 87,331 87,332 87,333 90,334 297,335 297,336 317,337 201,339 93,340 93,341 93,342 93,343 89,344 88,345 87,346 87,347 87,348 87,349 87,350 87,351 87,352 87,353 88,354 90,355 363,356 364,357 365,358 156,361 89,362 88,363 88,364 87,365 87,366 87,367 87,368 87,369 87,370 87,371 87,372 87,373 88,374 89,375 90,376 194,377 194,378 195,379 256,390 114,391 65,392 63,393 62,394 61,395 60,396 60,397 59,398 59,399 59,400 59,401 59,402 59,403 60,404 60,405 61,406 62,407 63,408 66,409 89,415 374,416 374,417 374,418 374,419 374,420 207,421 100,422 99,423 98,424 97,425 97,426 99,427 99,428 99,429 99,430 99,431 99,432 98,433 97,434 97,435 99,436 244,437 244,438 374,439 374,440 374,441 374,442 374,443 374,444 374,445 374,446 374,447 374,448 374,449 89,450 1,545 1,546 1,547 1,548 375,570 374,571 374,572 374,573 374,574 374,575 374,576 374,577 374,578 374,579 374,580 374,581 374,582 374,583 374,584 374,585 374,586 374,587 374,588 374,589 374,590 374,591 374,592 374,593 374,594 374,595 374,596 374,597 374,598 374,599 374,600 374,601 374,602 374,603 374,604 374,605 374,606 375,607 489,608 1,622 1,623 740,623 740,622 597,608 725,607 726,606 726,605 726,604 726,603 726,602 726,601 726,600 726,599 726,598 726,597 726,596 726,595 726,594 726,593 726,592 726,591 726,590 726,589 726,588 726,587 726,586 726,585 726,584 726,583 726,582 726,581 726,580 726,579 726,578 726,577 726,576 726,575 726,574 726,573 726,572 726,571 725,570 740,548 740,547 740,546 739,545 374,450 374,449 374,448 374,447 374,446 374,445 374,444 374,443 374,442 374,441 374,440 374,439 374,438 374,437 374,436 374,435 374,434 374,433 374,432 374,431 374,430 374,429 374,428 374,427 374,426 374,425 374,424 374,423 374,422 374,421 374,420 374,419 374,418 374,417 374,416 374,415 275,409 276,408 276,407 372,406 373,405 373,404 373,403 372,402 368,401 368,400 372,399 373,398 373,397 373,396 372,395 320,394 320,393 320,392 302,391 257,390 196,379 197,378 197,377 215,376 216,375 216,374 216,373 216,372 212,371 212,370 212,369 212,368 211,367 211,366 210,365 168,364 168,363 168,362 167,361 393,358 395,357 395,356 629,355 630,354 630,353 630,352 630,351 630,350 630,349 630,348 630,347 630,346 630,345 628,344 583,343 583,342 583,341 582,340 567,339 637,337 659,336 659,335 695,334 696,333 696,332 697,331 697,330 697,329 697,328 697,327 697,326 697,325 697,324 697,323 697,322 697,321 696,320 696,319 377,318 380,295 382,294 383,293 387,292 389,291 389,290 389,289 389,288 384,287 385,286 385,285 384,284 384,283 384,282 384,281 383,280 383,279 382,278 381,277 387,274 415,273 415,272 691,271 693,270 694,269 694,268 693,267 693,266 694,265 694,264 694,263 694,262 693,261 692,260 685,259 685,258 684,257 684,256 345,255 89,246 90,245 91,244 91,243 91,242 91,241 91,240 91,239 91,238 91,237 91,236 91,235 91,234 91,233 91,232 224,231 224,230 225,229 224,228 187,227 187,226 187,225 187,224 187,223 187,222 187,221 187,220 187,219 187,218 187,217 91,216 91,215 225,214 264,213 264,212 265,211 264,210 264,209 70,203 72,202 73,201 155,200 155,199 155,198 155,197 155,196 150,195 150,194 155,193 155,192 155,191 155,190 154,189 150,188 150,187 150,186 365,174 365,173 660,172 669,171 670,170 670,169 669,168 665,167 665,166 665,165 665,164 665,163 664,162 663,161 617,160 617,159 617,158 616,157 251,156 740,135 740,134 740,133 739,132 696,120 698,119 701,118 700,117 702,116 702,115 704,114 706,113 707,112 709,111 710,110 711,109 713,108 714,107 715,106 717,105 717,104 718,103 718,102 703,101 705,100 694,99 717,98 717,97 717,96 717,95 717,94 717,93 718,92 718,91 718,90 718,89 718,88 718,87 718,86 718,85 718,84 718,83 718,82 718,81 718,80 718,79 718,78 718,77 718,76 718,75 718,74 718,73 718,72 718,71 718,70 718,69 718,68 718,67 718,66 718,65 718,64 718,63 718,62 718,61 718,60 718,59 718,58 718,57 718,56 718,55 718,54 718,53 718,52 718,51 718,50 718,49 717,48 709,47 88,27 88,26 88,25 88,24 725,23 725,22 725,21 724,20 723,19 722,18 721,17 720,16 719,15 720,14 721,13 722,12 723,11 724,10 725,9 725,8 725,7" draw:recreate-on-edit="true"/></draw:frame></text:p>
      <text:p text:style-name="P2"/>
      <text:p text:style-name="P2"/>
      <text:p text:style-name="P2"/>
      <text:p text:style-name="P2"/>
      <text:p text:style-name="P2"><text:s/></text:p>
      <text:p text:style-name="P2"/>
      <text:p text:style-name="P2"><text:s/></text:p>
      <text:p text:style-name="P2"/>
      <text:p text:style-name="P2"/>
      <text:p text:style-name="P2"/>
      <text:p text:style-name="P2"/>
      <text:p text:style-name="P2"/>
      <text:p text:style-name="P2"/>
      <text:p text:style-name="P2"/>
      <text:p text:style-name="P2"><draw:frame draw:style-name="fr1" draw:name="Imagen2" text:anchor-type="char" svg:x="-0.54cm" svg:y="0.243cm" svg:width="9.502cm" svg:height="8.068cm" draw:z-index="9"><draw:image xlink:href="Pictures/10000000000002E6000002766A55690A.png" xlink:type="simple" xlink:show="embed" xlink:actuate="onLoad" draw:mime-type="image/png"/></draw:frame><draw:frame draw:style-name="fr1" draw:name="Imagen11" text:anchor-type="char" svg:x="9.708cm" svg:y="0.203cm" svg:width="7.571cm" svg:height="8.211cm" draw:z-index="10"><draw:image xlink:href="Pictures/1000000000000157000001740B031E84.png" xlink:type="simple" xlink:show="embed" xlink:actuate="onLoad" draw:mime-type="image/png"/></draw:frame></text:p>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n13" text:anchor-type="char" svg:x="9.694cm" svg:y="0.45cm" svg:width="5.124cm" svg:height="5.639cm" draw:z-index="12"><draw:image xlink:href="Pictures/10000000000001FC0000022F1D014540.png" xlink:type="simple" xlink:show="embed" xlink:actuate="onLoad" draw:mime-type="image/png"/></draw:frame></text:p>
      <text:p text:style-name="P2"><draw:frame draw:style-name="fr1" draw:name="Imagen12" text:anchor-type="char" svg:x="-0.404cm" svg:y="0.176cm" svg:width="9.793cm" svg:height="5.514cm" draw:z-index="11"><draw:image xlink:href="Pictures/100000000000022C000001393F2D782B.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n14" text:anchor-type="char" svg:x="-0.448cm" svg:y="0.723cm" svg:width="7.183cm" svg:height="3.343cm" draw:z-index="13"><draw:image xlink:href="Pictures/1000000000000208000000F27A581806.png" xlink:type="simple" xlink:show="embed" xlink:actuate="onLoad" draw:mime-type="image/png"/></draw:frame><text:soft-page-break/></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1195f2" officeooo:paragraph-rsid="001195f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iego Pastrana Monzó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17T10:09:54.244352318</dc:date>
    <meta:editing-duration>PT46M34S</meta:editing-duration>
    <meta:editing-cycles>9</meta:editing-cycles>
    <meta:generator>LibreOffice/24.2.6.2$Linux_X86_64 LibreOffice_project/420$Build-2</meta:generator>
    <meta:document-statistic meta:table-count="0" meta:image-count="14" meta:object-count="0" meta:page-count="5" meta:paragraph-count="12" meta:word-count="3" meta:character-count="32" meta:non-whitespace-character-count="19"/>
  </office:meta>
</office:document-meta>
</file>